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47mm" fo:break-before="auto" style:use-optimal-row-height="false"/>
    </style:style>
    <style:style style:name="ro2" style:family="table-row">
      <style:table-row-properties style:row-height="6.7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99pt double #000000" style:border-line-width="0mm 0.26mm 0.26mm"/>
    </style:style>
    <style:style style:name="ce2" style:family="table-cell" style:parent-style-name="Default">
      <style:table-cell-properties fo:border="0.99pt double #000000" style:border-line-width="0mm 0.26mm 0.26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13.89mm" svg:y="6.46mm">
            <draw:object draw:notify-on-update-of-ranges="Лист1.A2:Лист1.A5 Лист1.B2:Лист1.B5 Лист1.C2:Лист1.C5 Лист1.D2:Лист1.D5 Лист1.E2:Лист1.E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Метод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2">
          <table:table-cell office:value-type="string" calcext:value-type="string">
            <text:p>Верле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Odei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Thread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4">
          <table:table-cell office:value-type="string" calcext:value-type="string">
            <text:p>Cyth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5:11:34.406000000</meta:creation-date>
    <dc:date>2018-12-24T15:26:10.909000000</dc:date>
    <meta:editing-duration>PT6M46S</meta:editing-duration>
    <meta:editing-cycles>1</meta:editing-cycles>
    <meta:document-statistic meta:table-count="1" meta:cell-count="25" meta:object-count="1"/>
    <meta:generator>LibreOffice/6.0.4.2$Windows_x86 LibreOffice_project/9b0d9b32d5dcda91d2f1a96dc04c645c450872b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47cm" style:legend-expansion="high" chart:style-name="ch2"/>
        <chart:plot-area chart:style-name="ch3" table:cell-range-address="Лист1.A2:Лист1.E5" chart:data-source-has-labels="both" svg:x="0.212cm" svg:y="0.303cm" svg:width="12.91cm" svg:height="8.638cm">
          <chartooo:coordinate-region svg:x="2.033cm" svg:y="0.303cm" svg:width="10.99cm" svg:height="7.999cm"/>
          <chart:axis chart:dimension="x" chart:name="primary-x" chart:style-name="ch4" chartooo:axis-type="auto">
            <chartooo:date-scale/>
            <chart:categories table:cell-range-address="Лист1.A2:Лист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5" loext:label-string="сто" chart:class="chart:bar">
            <chart:data-point chart:repeated="4"/>
          </chart:series>
          <chart:series chart:style-name="ch8" chart:values-cell-range-address="Лист1.C2:Лист1.C5" loext:label-string="двести" chart:class="chart:bar">
            <chart:data-point chart:repeated="4"/>
          </chart:series>
          <chart:series chart:style-name="ch9" chart:values-cell-range-address="Лист1.D2:Лист1.D5" loext:label-string="четыреста" chart:class="chart:bar">
            <chart:data-point chart:repeated="4"/>
          </chart:series>
          <chart:series chart:style-name="ch10" chart:values-cell-range-address="Лист1.E2:Лист1.E5" loext:label-string="тысяча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</text:p>
              </table:table-cell>
              <table:table-cell office:value-type="string">
                <text:p>двести</text:p>
              </table:table-cell>
              <table:table-cell office:value-type="string">
                <text:p>четыреста</text:p>
              </table:table-cell>
              <table:table-cell office:value-type="string">
                <text:p>тысяча</text:p>
              </table:table-cell>
            </table:table-row>
          </table:table-header-rows>
          <table:table-rows>
            <table:table-row>
              <table:table-cell office:value-type="string">
                <text:p>Верле</text:p>
                <draw:g>
                  <svg:desc>Лист1.A2:Лист1.A5</svg:desc>
                </draw:g>
              </table:table-cell>
              <table:table-cell office:value-type="float" office:value="1">
                <text:p>1</text:p>
                <draw:g>
                  <svg:desc>Лист1.B2:Лист1.B5</svg:desc>
                </draw:g>
              </table:table-cell>
              <table:table-cell office:value-type="float" office:value="0">
                <text:p>0</text:p>
                <draw:g>
                  <svg:desc>Лист1.C2:Лист1.C5</svg:desc>
                </draw:g>
              </table:table-cell>
              <table:table-cell office:value-type="float" office:value="3">
                <text:p>3</text:p>
                <draw:g>
                  <svg:desc>Лист1.D2:Лист1.D5</svg:desc>
                </draw:g>
              </table:table-cell>
              <table:table-cell office:value-type="float" office:value="0">
                <text:p>0</text:p>
                <draw:g>
                  <svg:desc>Лист1.E2:Лист1.E5</svg:desc>
                </draw:g>
              </table:table-cell>
            </table:table-row>
            <table:table-row>
              <table:table-cell office:value-type="string">
                <text:p>Odeint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hreading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ython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Windows_x86 LibreOffice_project/9b0d9b32d5dcda91d2f1a96dc04c645c450872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